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39d0d5" officeooo:paragraph-rsid="0039d0d5"/>
    </style:style>
    <style:style style:name="P2" style:family="paragraph" style:parent-style-name="Footer_20_First_20_Page">
      <style:text-properties officeooo:rsid="001d5892" officeooo:paragraph-rsid="001d5892"/>
    </style:style>
    <style:style style:name="P3" style:family="paragraph" style:parent-style-name="Footer_20_First_20_Page">
      <style:text-properties officeooo:rsid="001d5892" officeooo:paragraph-rsid="003d389f"/>
    </style:style>
    <style:style style:name="P4" style:family="paragraph" style:parent-style-name="Footer_20_First_20_Page">
      <style:text-properties officeooo:rsid="003d389f" officeooo:paragraph-rsid="003d389f"/>
    </style:style>
    <style:style style:name="P5" style:family="paragraph" style:parent-style-name="Text_20_body">
      <style:text-properties officeooo:rsid="001de3d4" officeooo:paragraph-rsid="001de3d4"/>
    </style:style>
    <style:style style:name="P6" style:family="paragraph" style:parent-style-name="Text_20_body">
      <style:text-properties officeooo:rsid="001e8258" officeooo:paragraph-rsid="001e8258"/>
    </style:style>
    <style:style style:name="P7" style:family="paragraph" style:parent-style-name="Text_20_body">
      <style:text-properties officeooo:rsid="00203e79" officeooo:paragraph-rsid="00203e79"/>
    </style:style>
    <style:style style:name="P8" style:family="paragraph" style:parent-style-name="Text_20_body">
      <style:text-properties officeooo:rsid="002189ad" officeooo:paragraph-rsid="002189ad"/>
    </style:style>
    <style:style style:name="P9" style:family="paragraph" style:parent-style-name="Text_20_body">
      <style:text-properties officeooo:rsid="00254a00" officeooo:paragraph-rsid="00254a00"/>
    </style:style>
    <style:style style:name="P10" style:family="paragraph" style:parent-style-name="Text_20_body">
      <style:text-properties officeooo:paragraph-rsid="0028cc35"/>
    </style:style>
    <style:style style:name="P11" style:family="paragraph" style:parent-style-name="Text_20_body">
      <style:text-properties officeooo:rsid="003109c1" officeooo:paragraph-rsid="003109c1"/>
    </style:style>
    <style:style style:name="P12" style:family="paragraph" style:parent-style-name="Text_20_body">
      <style:text-properties officeooo:rsid="0036be30" officeooo:paragraph-rsid="0036be30"/>
    </style:style>
    <style:style style:name="P13" style:family="paragraph" style:parent-style-name="Text_20_body">
      <style:text-properties officeooo:paragraph-rsid="00384556"/>
    </style:style>
    <style:style style:name="P14" style:family="paragraph" style:parent-style-name="Text_20_body">
      <style:text-properties officeooo:paragraph-rsid="003d389f"/>
    </style:style>
    <style:style style:name="P15" style:family="paragraph" style:parent-style-name="Text_20_body">
      <style:text-properties officeooo:rsid="0041be78" officeooo:paragraph-rsid="0041be78"/>
    </style:style>
    <style:style style:name="P16" style:family="paragraph" style:parent-style-name="Subtitle">
      <style:text-properties officeooo:rsid="001d5892" officeooo:paragraph-rsid="001d5892"/>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Preformatted_20_Text">
      <style:text-properties officeooo:paragraph-rsid="003109c1"/>
    </style:style>
    <style:style style:name="P20" style:family="paragraph" style:parent-style-name="Preformatted_20_Text">
      <style:text-properties officeooo:paragraph-rsid="00319b2b"/>
    </style:style>
    <style:style style:name="P21" style:family="paragraph" style:parent-style-name="Preformatted_20_Text">
      <style:text-properties officeooo:rsid="00357764" officeooo:paragraph-rsid="00357764"/>
    </style:style>
    <style:style style:name="P22" style:family="paragraph" style:parent-style-name="Preformatted_20_Text">
      <style:text-properties officeooo:paragraph-rsid="00357764"/>
    </style:style>
    <style:style style:name="P23" style:family="paragraph" style:parent-style-name="Preformatted_20_Text">
      <style:text-properties officeooo:paragraph-rsid="0036be30"/>
    </style:style>
    <style:style style:name="P24" style:family="paragraph" style:parent-style-name="Preformatted_20_Text">
      <style:text-properties officeooo:rsid="0036be30" officeooo:paragraph-rsid="0036be30"/>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itle" style:master-page-name="First_20_Page">
      <style:paragraph-properties style:page-number="auto"/>
      <style:text-properties officeooo:rsid="001d5892" officeooo:paragraph-rsid="001d5892"/>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1de3d4" officeooo:paragraph-rsid="001de3d4"/>
    </style:style>
    <style:style style:name="P29" style:family="paragraph" style:parent-style-name="Heading_20_1">
      <style:paragraph-properties fo:break-before="page"/>
      <style:text-properties officeooo:rsid="001e8258" officeooo:paragraph-rsid="001e8258"/>
    </style:style>
    <style:style style:name="P30" style:family="paragraph" style:parent-style-name="Heading_20_1">
      <style:paragraph-properties fo:break-before="page"/>
      <style:text-properties officeooo:rsid="00203e79" officeooo:paragraph-rsid="00203e79"/>
    </style:style>
    <style:style style:name="P31" style:family="paragraph" style:parent-style-name="Heading_20_1">
      <style:paragraph-properties fo:break-before="page"/>
      <style:text-properties officeooo:rsid="0027c119" officeooo:paragraph-rsid="0027c119"/>
    </style:style>
    <style:style style:name="P32" style:family="paragraph" style:parent-style-name="Heading_20_1">
      <style:paragraph-properties fo:break-before="page"/>
      <style:text-properties officeooo:rsid="0028cc35" officeooo:paragraph-rsid="0028cc35"/>
    </style:style>
    <style:style style:name="P33" style:family="paragraph" style:parent-style-name="Heading_20_1">
      <style:paragraph-properties fo:break-before="page"/>
      <style:text-properties officeooo:rsid="00405e27" officeooo:paragraph-rsid="00405e27"/>
    </style:style>
    <style:style style:name="P34" style:family="paragraph" style:parent-style-name="Heading_20_2">
      <style:text-properties officeooo:rsid="002c8ee7" officeooo:paragraph-rsid="002c8ee7"/>
    </style:style>
    <style:style style:name="P35" style:family="paragraph" style:parent-style-name="Heading_20_2">
      <style:text-properties officeooo:rsid="00384556" officeooo:paragraph-rsid="00384556"/>
    </style:style>
    <style:style style:name="P36" style:family="paragraph" style:parent-style-name="Heading_20_2">
      <style:text-properties officeooo:rsid="003d389f" officeooo:paragraph-rsid="003d389f"/>
    </style:style>
    <style:style style:name="P37" style:family="paragraph" style:parent-style-name="Heading_20_3">
      <style:text-properties officeooo:rsid="00254a00" officeooo:paragraph-rsid="00254a00"/>
    </style:style>
    <style:style style:name="P38" style:family="paragraph" style:parent-style-name="List_20_1" style:list-style-name="L1">
      <style:text-properties officeooo:rsid="00254a00" officeooo:paragraph-rsid="00254a00"/>
    </style:style>
    <style:style style:name="P39" style:family="paragraph" style:parent-style-name="List_20_1" style:list-style-name="L2"/>
    <style:style style:name="T1" style:family="text">
      <style:text-properties officeooo:rsid="00319b2b"/>
    </style:style>
    <style:style style:name="T2" style:family="text">
      <style:text-properties officeooo:rsid="00203e79"/>
    </style:style>
    <style:style style:name="T3" style:family="text">
      <style:text-properties officeooo:rsid="0020a6a4"/>
    </style:style>
    <style:style style:name="T4" style:family="text">
      <style:text-properties officeooo:rsid="0024661a"/>
    </style:style>
    <style:style style:name="T5" style:family="text">
      <style:text-properties officeooo:rsid="002736d4"/>
    </style:style>
    <style:style style:name="T6" style:family="text">
      <style:text-properties officeooo:rsid="002a3168"/>
    </style:style>
    <style:style style:name="T7" style:family="text">
      <style:text-properties officeooo:rsid="002bc780"/>
    </style:style>
    <style:style style:name="T8" style:family="text">
      <style:text-properties officeooo:rsid="002c8ee7"/>
    </style:style>
    <style:style style:name="T9" style:family="text">
      <style:text-properties officeooo:rsid="002fc588"/>
    </style:style>
    <style:style style:name="T10" style:family="text">
      <style:text-properties officeooo:rsid="003109c1"/>
    </style:style>
    <style:style style:name="T11" style:family="text">
      <style:text-properties officeooo:rsid="00357764"/>
    </style:style>
    <style:style style:name="T12" style:family="text">
      <style:text-properties officeooo:rsid="0036be30"/>
    </style:style>
    <style:style style:name="T13" style:family="text">
      <style:text-properties officeooo:rsid="00420d7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manda 3.0</text:p>
      <text:p text:style-name="P16">Tec<text:span text:style-name="T3">h</text:span>nisch rapport</text:p>
      <text:h text:style-name="P28" text:outline-level="1"><text:bookmark-start text:name="__RefHeading__106_644216935"/><text:span text:style-name="T6">1. </text:span>Voorwoord<text:bookmark-end text:name="__RefHeading__106_644216935"/></text:h>
      <text:p text:style-name="P5">Dit <text:span text:style-name="T7">rapport</text:span> documenteert de verdere ontwikkeling van Amanda 3.0, een functionele programmeertaal ontwikkelt door Dick Bruin. Het is geschreven als school<text:span text:style-name="T7">verslag</text:span> voor P4P van de opleiding informatica, jaar 1.</text:p>
      <text:p text:style-name="P5">Dit <text:span text:style-name="T7">rapport</text:span> is bestemd voor software engineers of mensen met enige kennis van concepten uit software engineering. Mede hierom is de layout van dit verslag expliciet simpel. <text:span text:style-name="T7">Leerlingen in toekomstige jaren wordt aangeraden om dit rapport te lezen om beter inzicht te krijgen in de besluitvorming rondom Amanda 3.0.</text:span></text:p>
      <text:p text:style-name="P5">Veel dank aan Dick Bruin voor het basisskelet van Amanda 2.05.</text:p>
      <text:h text:style-name="P29" text:outline-level="1"><text:bookmark-start text:name="__RefHeading__108_644216935"/><text:span text:style-name="T6">2. </text:span>Synopsis<text:bookmark-end text:name="__RefHeading__108_644216935"/></text:h>
      <text:p text:style-name="P6"># Korte samenvatting en conclusie voorafgaand.</text:p>
      <text:p text:style-name="P6"># eigenlijk gewoon TL:DR</text:p>
      <text:table-of-content text:style-name="Sect1" text:protected="true" text:name="Table of Contents1">
        <text:table-of-content-source text:outline-level="10">
          <text:index-title-template text:style-name="Heading_20_1">3. 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7" text:outline-level="1">3. Inhoudsopgave</text:h>
          </text:index-title>
          <text:p text:style-name="P25"><text:a xlink:type="simple" xlink:href="#__RefHeading__106_644216935" text:style-name="Index_20_Link" text:visited-style-name="Index_20_Link">1. Voorwoord<text:tab/>2</text:a></text:p>
          <text:p text:style-name="P25"><text:a xlink:type="simple" xlink:href="#__RefHeading__108_644216935" text:style-name="Index_20_Link" text:visited-style-name="Index_20_Link">2. Synopsis<text:tab/>3</text:a></text:p>
          <text:p text:style-name="P25">3. Inhoudsopgave<text:tab/>4</text:p>
          <text:p text:style-name="P25"><text:a xlink:type="simple" xlink:href="#__RefHeading__110_644216935" text:style-name="Index_20_Link" text:visited-style-name="Index_20_Link">4. Inleiding<text:tab/>5</text:a></text:p>
          <text:p text:style-name="P17"><text:a xlink:type="simple" xlink:href="#__RefHeading__112_644216935" text:style-name="Index_20_Link" text:visited-style-name="Index_20_Link">4.1 Probleemvaststelling<text:tab/>5</text:a></text:p>
          <text:p text:style-name="P17"><text:a xlink:type="simple" xlink:href="#__RefHeading__114_644216935" text:style-name="Index_20_Link" text:visited-style-name="Index_20_Link">4.2 Methoden<text:tab/>5</text:a></text:p>
          <text:p text:style-name="P18"><text:a xlink:type="simple" xlink:href="#__RefHeading__116_644216935" text:style-name="Index_20_Link" text:visited-style-name="Index_20_Link">4.2.1 git<text:tab/>5</text:a></text:p>
          <text:p text:style-name="P18"><text:a xlink:type="simple" xlink:href="#__RefHeading__118_644216935" text:style-name="Index_20_Link" text:visited-style-name="Index_20_Link">4.2.2 Modulariteit<text:tab/>6</text:a></text:p>
          <text:p text:style-name="P18"><text:a xlink:type="simple" xlink:href="#__RefHeading__134_644216935" text:style-name="Index_20_Link" text:visited-style-name="Index_20_Link">4.2.3 Codebewerker<text:tab/>6</text:a></text:p>
          <text:p text:style-name="P25"><text:a xlink:type="simple" xlink:href="#__RefHeading__120_644216935" text:style-name="Index_20_Link" text:visited-style-name="Index_20_Link">5. Conceptontwerp<text:tab/>7</text:a></text:p>
          <text:p text:style-name="P17"><text:a xlink:type="simple" xlink:href="#__RefHeading__122_644216935" text:style-name="Index_20_Link" text:visited-style-name="Index_20_Link">5.1 Cross-platform<text:tab/>7</text:a></text:p>
          <text:p text:style-name="P17"><text:a xlink:type="simple" xlink:href="#__RefHeading__124_644216935" text:style-name="Index_20_Link" text:visited-style-name="Index_20_Link">5.2 Executeerbare scriptfiles<text:tab/>7</text:a></text:p>
          <text:p text:style-name="P17"><text:a xlink:type="simple" xlink:href="#__RefHeading__126_644216935" text:style-name="Index_20_Link" text:visited-style-name="Index_20_Link">5.3 Functies definiëren in interactieve interpreter<text:tab/>7</text:a></text:p>
          <text:p text:style-name="P17"><text:a xlink:type="simple" xlink:href="#__RefHeading__128_644216935" text:style-name="Index_20_Link" text:visited-style-name="Index_20_Link">5.4 Packaging<text:tab/>8</text:a></text:p>
          <text:p text:style-name="P17"><text:a xlink:type="simple" xlink:href="#__RefHeading__130_644216935" text:style-name="Index_20_Link" text:visited-style-name="Index_20_Link">5.5 Backporting<text:tab/>8</text:a></text:p>
          <text:p text:style-name="P25"><text:a xlink:type="simple" xlink:href="#__RefHeading__136_644216935" text:style-name="Index_20_Link" text:visited-style-name="Index_20_Link">6. Technische uitvoering<text:tab/>9</text:a></text:p>
          <text:p text:style-name="P17"><text:a xlink:type="simple" xlink:href="#__RefHeading__132_644216935" text:style-name="Index_20_Link" text:visited-style-name="Index_20_Link">6.1 Cross-platform<text:tab/>9</text:a></text:p>
          <text:p text:style-name="P17"><text:a xlink:type="simple" xlink:href="#__RefHeading__249_644216935" text:style-name="Index_20_Link" text:visited-style-name="Index_20_Link">6.2 Executeerbare scriptfiles<text:tab/>10</text:a></text:p>
          <text:p text:style-name="P17"><text:a xlink:type="simple" xlink:href="#__RefHeading__251_644216935" text:style-name="Index_20_Link" text:visited-style-name="Index_20_Link">6.3 Functies definiëren in interactieve interpreter<text:tab/>11</text:a></text:p>
          <text:p text:style-name="P17"><text:a xlink:type="simple" xlink:href="#__RefHeading__253_644216935" text:style-name="Index_20_Link" text:visited-style-name="Index_20_Link">6.4 Packaging<text:tab/>11</text:a></text:p>
          <text:p text:style-name="P17"><text:a xlink:type="simple" xlink:href="#__RefHeading__255_644216935" text:style-name="Index_20_Link" text:visited-style-name="Index_20_Link">6.5 Backporting<text:tab/>11</text:a></text:p>
          <text:p text:style-name="P25"><text:a xlink:type="simple" xlink:href="#__RefHeading__242_644216935" text:style-name="Index_20_Link" text:visited-style-name="Index_20_Link">7. Conclusie<text:tab/>12</text:a></text:p>
          <text:p text:style-name="P25"><text:a xlink:type="simple" xlink:href="#__RefHeading__244_644216935" text:style-name="Index_20_Link" text:visited-style-name="Index_20_Link">8. Referenties<text:tab/>13</text:a></text:p>
          <text:p text:style-name="P25"><text:a xlink:type="simple" xlink:href="#__RefHeading__246_644216935" text:style-name="Index_20_Link" text:visited-style-name="Index_20_Link">Bijlage A: Rol- en takenverdeling<text:tab/>14</text:a></text:p>
          <text:p text:style-name="P17"><text:a xlink:type="simple" xlink:href="#__RefHeading__4437_644216935" text:style-name="Index_20_Link" text:visited-style-name="Index_20_Link">Ruben Bakker<text:tab/>14</text:a></text:p>
          <text:p text:style-name="P17"><text:a xlink:type="simple" xlink:href="#__RefHeading__4439_644216935" text:style-name="Index_20_Link" text:visited-style-name="Index_20_Link">Lukas Boonstra<text:tab/>14</text:a></text:p>
          <text:p text:style-name="P17"><text:a xlink:type="simple" xlink:href="#__RefHeading__4441_644216935" text:style-name="Index_20_Link" text:visited-style-name="Index_20_Link">Yusuf Cole<text:tab/>14</text:a></text:p>
          <text:p text:style-name="P17"><text:a xlink:type="simple" xlink:href="#__RefHeading__4443_644216935" text:style-name="Index_20_Link" text:visited-style-name="Index_20_Link">Remy Naps<text:tab/>14</text:a></text:p>
          <text:p text:style-name="P17"><text:a xlink:type="simple" xlink:href="#__RefHeading__4445_644216935" text:style-name="Index_20_Link" text:visited-style-name="Index_20_Link">Ian Vredenburg<text:tab/>14</text:a></text:p>
          <text:p text:style-name="P17"><text:a xlink:type="simple" xlink:href="#__RefHeading__4447_644216935" text:style-name="Index_20_Link" text:visited-style-name="Index_20_Link">Mark Zwiers<text:tab/>14</text:a></text:p>
          <text:p text:style-name="P25"><text:a xlink:type="simple" xlink:href="#__RefHeading__4449_644216935" text:style-name="Index_20_Link" text:visited-style-name="Index_20_Link">Bijlage B:<text:tab/>15</text:a></text:p>
        </text:index-body>
      </text:table-of-content>
      <text:p text:style-name="P6"><text:toc-mark text:string-value="3. Inhoudsopgave" text:outline-level="1"/></text:p>
      <text:h text:style-name="P29" text:outline-level="1"><text:bookmark-start text:name="__RefHeading__110_644216935"/><text:span text:style-name="T6">4. </text:span>Inleiding<text:bookmark-end text:name="__RefHeading__110_644216935"/></text:h>
      <text:p text:style-name="P6">Amanda is een functionele programmeertaal gebasseerd op de syntax van Miranda. Deze syntax probeert zo dicht mogelijk bij wiskundige syntax te blijven. De originele auteur van Amanda is Dick Bruin, en aan de broncode worden geen rechten verbonden. Amanda wordt als programmeertaal intern gebruikt binnen de NHL voor onderwijsdoeleinden. Jaarlijks bevorderen studenten de taal.</text:p>
      <text:h text:style-name="Heading_20_2" text:outline-level="2"><text:bookmark-start text:name="__RefHeading__112_644216935"/><text:span text:style-name="T6">4.1 </text:span>Probleemvaststelling<text:bookmark-end text:name="__RefHeading__112_644216935"/></text:h>
      <text:p text:style-name="P6">De verbetering die in dit project toegepast worden op Amanda zijn afhankelijk van de problemen die in het begin vastgesteld werden.</text:p>
      <text:p text:style-name="P6">Eén van de grootste problemen met Amanda is Amandas versiediaspora. Er is geen duidelijke referentie-implementatie die als gulden standaard fungeert. Dit is vooral voor programmeertalen vitaal. Hoewel prestigieus, hoopt dit project Amanda 3.0 tot referentie-implementatie te promoveren.</text:p>
      <text:p text:style-name="P6">Tevens is Amanda in veel huidige implementaties afhankelijk op grafische interfaces. Deze grafische interfaces fungeren in hoofdzaak als IDEs (Integrated Development Environments), wat an sich geen problemen zou moeten veroorzaken. Echter zijn deze IDEs in deze implementaties de enige manier om Amanda te gebruiken. Dit is voor programmeertalen niet flexibel genoeg.</text:p>
      <text:p text:style-name="P6">De huidige interactieve interpreter heeft enige beperkingen die het gebruik sub-obtimaal maken. Er kunnen niet dynamisch functies aangemaakt worden, en er kunnen geen multiline prompts gegeven worden. Om Amanda bruikbaar in console-omgevingen te maken, moeten deze beperkingen verholpen worden.</text:p>
      <text:p text:style-name="P6">Tussen de diaspora van Amanda-versies zijn onafhankelijke Windows- en Unix-implementaties. Idealiter werkt Amanda platformonafhankelijk.</text:p>
      <text:p text:style-name="P6">Het verhelpen van de bovengenoemde problemen zijn tevens de randvoorwaarden van het voltooien van het project.</text:p>
      <text:h text:style-name="Heading_20_2" text:outline-level="2"><text:bookmark-start text:name="__RefHeading__114_644216935"/><text:span text:style-name="T6">4.2 </text:span>Methoden<text:bookmark-end text:name="__RefHeading__114_644216935"/></text:h>
      <text:p text:style-name="P6">Om de ontwikkeling van Amanda te bevorderen zijn enige ontwikkelingsmethoden gekozen.</text:p>
      <text:h text:style-name="Heading_20_3" text:outline-level="3"><text:bookmark-start text:name="__RefHeading__116_644216935"/><text:span text:style-name="T6">4.2.1 </text:span>git<text:bookmark-end text:name="__RefHeading__116_644216935"/></text:h>
      <text:p text:style-name="P6">De hoofdtool van ontwikkeling voor Amanda 3.0 is git. git [sic] is een Source Control Management tool. Het houdt alle revisies bij en stelt de ontwikkelaar in staat om basisacties uit te voeren zoals: forken, branchen en mergen. git is verkozen boven andere SCM-tools door haar gebruiksgemak en grote userbase.</text:p>
      <text:p text:style-name="P6">Na ervaring met voorgaande git-projecten is besloten om schrijfrechten naar de referentie-repository aan slechts één persoon te geven. Dit voorkomt merge conflicts an algemene chaos. Non-<text:soft-page-break/>maintainers werken in hun eigen fork, en sturen contributies terug naar de referentie-repository in de vorm van pull requests. Maintainers (in Amanda's geval; de maintainer) kunnen deze pull requests per geval accepteren.</text:p>
      <text:p text:style-name="P6">GitHub is verkozen als repository host. Elke andere git repository host was goed genoeg geweest. GitHub heeft echter de grootste userbase, wat een obstakel alvorens contributie vermindert.</text:p>
      <text:p text:style-name="P6">GitHub wordt extensief gebruikt voor documentatie en issue tracking. Dit zorgtvoor structuur en doelgerichtheid.</text:p>
      <text:h text:style-name="Heading_20_3" text:outline-level="3"><text:bookmark-start text:name="__RefHeading__118_644216935"/><text:span text:style-name="T6">4.2.2 </text:span>Modulariteit<text:bookmark-end text:name="__RefHeading__118_644216935"/></text:h>
      <text:p text:style-name="P6">Om Amanda 3.0 als referentie-implementatie van Amanda te bevorderen wordt een zo modulair mogelijke aanpak genomen. Dit betekent vooral separation of concerns. Dit is historisch bij Amanda niet altijd even goed gelukt, vooral met betrekking op grafische interfaces.</text:p>
      <text:h text:style-name="P37" text:outline-level="3"><text:bookmark-start text:name="__RefHeading__134_644216935"/><text:span text:style-name="T6">4.2.3 </text:span>Codebewerker<text:bookmark-end text:name="__RefHeading__134_644216935"/></text:h>
      <text:p text:style-name="P9">De broncode is editoronafhankelijk. De broncode is bewerkt in onder andere:</text:p>
      <text:list xml:id="list811892441773911780" text:style-name="L1">
        <text:list-item>
          <text:p text:style-name="P38">vi(m)</text:p>
        </text:list-item>
        <text:list-item>
          <text:p text:style-name="P38">nano</text:p>
        </text:list-item>
        <text:list-item>
          <text:p text:style-name="P38">gedit</text:p>
        </text:list-item>
        <text:list-item>
          <text:p text:style-name="P38">Kate</text:p>
        </text:list-item>
        <text:list-item>
          <text:p text:style-name="P38">Sublime Text</text:p>
        </text:list-item>
        <text:list-item>
          <text:p text:style-name="P38">Notepad++</text:p>
        </text:list-item>
      </text:list>
      <text:p text:style-name="P9">Er is bewust gekozen voor een IDE-onafhankelijke methode, mede omdat één van de doelstellingen platformonafhankelijkheid is. <text:span text:style-name="T5">Collaborateurs kunnen zelf bepalen hoe ze de code willen bewerken, en op welk platform dit gebeurt. Deze vrijheid van workflow is belangrijk voor programmeurs.</text:span></text:p>
      <text:h text:style-name="P30" text:outline-level="1"><text:bookmark-start text:name="__RefHeading__120_644216935"/><text:span text:style-name="T6">5. </text:span>Conceptontwerp<text:bookmark-end text:name="__RefHeading__120_644216935"/></text:h>
      <text:h text:style-name="Heading_20_2" text:outline-level="2"><text:bookmark-start text:name="__RefHeading__122_644216935"/><text:span text:style-name="T6">5.1 </text:span>Cross-platform<text:bookmark-end text:name="__RefHeading__122_644216935"/></text:h>
      <text:p text:style-name="P7">C code is zo cross-platform als het geschreven wordt, wat afhankelijk is van twee variabelen: Het gebruik van externe libraries, en het gebruik van systeem-afhankelijke implementaties. Een programma kan niet cross-platform zijn als de benodigde library dat niet is. Een programma kan ook niet cross-platform zijn als het afhankelijk is van platformspecifieke specificaties, zoals referenties naar een C:\-schijf of de aanname dat /dev/null bestaat.</text:p>
      <text:p text:style-name="P7">Gelukkig bevat de Amanda-code geen externe libraries, en zijn er geen systeem-afhankelijke implementaties. Dit maakt het veel makkelijker om de code voor meerdere platformen te compileren. Amanda heeft echter nog nooit één versie gehad die naar verschillende platformen compileert. Unix-versies gebruikten de GCC-methode van compilatie, en Windows-versies gebruikten Visual Studio.</text:p>
      <text:p text:style-name="P7">Aangezien Visual Studio niet bestaat onder Unix, en GCC wél in Windows bestaat in MinGW, is het het makkelijkst om een GCC-methode te vinden die op alle doelplatformen compileert. Het make-programma zou dit mogelijk moeten maken.</text:p>
      <text:p text:style-name="P7">Er is een Makefile nodig die afhankelijk op het platform de compiler definieert, en zo nodig platformspecifieke functies uitvoert.</text:p>
      <text:h text:style-name="Heading_20_2" text:outline-level="2"><text:bookmark-start text:name="__RefHeading__124_644216935"/><text:span text:style-name="T6">5.2 </text:span>Executeerbare scriptfile<text:span text:style-name="T8">s</text:span><text:bookmark-end text:name="__RefHeading__124_644216935"/></text:h>
      <text:p text:style-name="P7">Bij het inlezen van scriptfiles worden in Amanda functies gedefinieerd. Scriptfiles zijn echter gelimiteerd tot het defini<text:span text:style-name="T4">ë</text:span>ren van functies, en kunnen geen instructies geven die gebruik maakt van de gedefinieerde functies. In andere woorden; er is geen top-level code, en er is geen mainfunctie.</text:p>
      <text:p text:style-name="P7">Omdat top-level code vrijwel onmogelijk is door de afwezigheid van scopes, is de makkelijkste implementatie het toestaan van een mainmethode. De gekozen implementatie is het verifi<text:span text:style-name="T4">ë</text:span>ren dat een mainfunctie bestaat, en deze uitvoeren bij het opstarten van Amanda.</text:p>
      <text:h text:style-name="Heading_20_2" text:outline-level="2"><text:bookmark-start text:name="__RefHeading__126_644216935"/><text:span text:style-name="T6">5.3 </text:span>Fu<text:span text:style-name="T2">n</text:span>cties definiëren in interactieve interpreter<text:bookmark-end text:name="__RefHeading__126_644216935"/></text:h>
      <text:p text:style-name="P7">Dit probleem is het tegenovergestelde van het vorige probleem: Er kunnen wél functies geëxecuteerd worden in de interactieve interpreter, maar er kunnen geen nieuwe functies gedefinieerd worden. Dit probleem is echter moeilijker op te lossen, omdat Amanda's syntax <text:span text:style-name="T4">dubbelzinnig</text:span> is met betrekking tot functiedef<text:span text:style-name="T4">in</text:span>itie en booleaanse vergelijkingen. Dit betekent dat a = b + c twéé dingen kan betekenen: vergelijk waarde a met waarde (b + c); of definieer a als zijnde waarde (b + c).</text:p>
      <text:p text:style-name="P7">Omdat de syntax van Amanda moeilijk veranderd kan worden zonder alle oude code obscuur te maken, is er besloten om extra syntax toe te voegen die alleen geldig is binnen de interactieve interpreter. De exacte implementatie is nog in discussie afhankelijk van de technische <text:soft-page-break/>mogelijkheden. Waarschijnlijk wordt het keyword "def" toegevoegd die als prefix dient voor alle aangemaakte functies binnen de interactieve interpreter.</text:p>
      <text:h text:style-name="Heading_20_2" text:outline-level="2"><text:bookmark-start text:name="__RefHeading__128_644216935"/><text:span text:style-name="T6">5.4 </text:span>Packaging<text:bookmark-end text:name="__RefHeading__128_644216935"/></text:h>
      <text:p text:style-name="P7">Om Amanda installeerbaar te maken, moet Amanda gepackaget worden. Amanda is totzover bekend nog nooit installeerbaar op een systeem geweest. De intentie is om Amanda zo puur mogelijk per platform te packagen. Dit houdt in: .msi voor Windows; .deb én .tar.gz voor Linux; .dmg voor OS X. De exacte packagespecificaties hebben nog nader onderzoek nodig.</text:p>
      <text:h text:style-name="Heading_20_2" text:outline-level="2"><text:bookmark-start text:name="__RefHeading__130_644216935"/><text:span text:style-name="T6">5.5 </text:span>Backporting<text:bookmark-end text:name="__RefHeading__130_644216935"/></text:h>
      <text:p text:style-name="P7">Amanda heeft voorgaande en simultaan bestaande versies. Er is een Python script geschreven die gebruik maakt van de diff-tool in Unix-systemen. Gebruik makende van dit script is het makkelijk te achterhalen wat de verschillen zijn tussen twee versies van Amanda. Als er een waardevolle toevoeging is in een andere versie, dan wordt op case-by-base basis beslist of deze gebackport wordt. Conceptueel is hier weinig over te zeggen.</text:p>
      <text:h text:style-name="P31" text:outline-level="1"><text:bookmark-start text:name="__RefHeading__136_644216935"/><text:span text:style-name="T6">6. </text:span>Technische uitvoering<text:bookmark-end text:name="__RefHeading__136_644216935"/></text:h>
      <text:h text:style-name="Heading_20_2" text:outline-level="2"><text:bookmark-start text:name="__RefHeading__132_644216935"/><text:span text:style-name="T6">6.1 </text:span>Cross-platform<text:bookmark-end text:name="__RefHeading__132_644216935"/></text:h>
      <text:p text:style-name="P8">De realisatie van cross-compilatie was al vroeg in het project een werkelijkheid. Compilatie op Linux was vanaf het begin mogelijk. Kort daarna was het mogelijk om op OS X te compileren door middel van een gcc-4.9/gcc-4.8 compiler. Wat blijkt: De standaard-GCC van OS X gebruikt de GCC parser, en de LLVM back-end. De LLVM back-end heeft problemen met de Amanda codebase, terwijl GCC gewoon compileert. Voor OS X compilatie is dus een pure GCC-versie nodig.</text:p>
      <text:p text:style-name="P8">Windowscompilatie is een geval apart. De Windowsmethode is om C code in Visual Studio in te laden, en te compileren als zijnde C++ code. Dit maakt het programma IDE-afhankelijk, iets wat in strijd is met de cross-platform requirement. De Unixmethode is enigszins geport naar Windows in de vorm van Cygwin en MinGW. Cygwincompilatie is niet ideaal, omdat het gecompileerde programma gelinkt is aan een Cygwin DLL. MinGW-compilatie bleek vrijwel de enige verstandige optie.</text:p>
      <text:p text:style-name="P8">Omdat de documentatie van MinGW niet optimaal was, was compilatie onder Windows zelf niet meteen mogelijk. Daarom was het makkelijker om de MinGW-compiler onder Ubuntu aan het werk te zetten, en een Windows-executable te cross-compileren.</text:p>
      <text:p text:style-name="P8">Nadat het gebruik van MinGW duidelijker was, was Windowscompilatie snel klaar. Dit betekende dat alle platformen in enige vorm konden compileren:</text:p>
      <text:list xml:id="list716110587124075513" text:style-name="L2">
        <text:list-item>
          <text:p text:style-name="P39">Ubuntu: gcc</text:p>
        </text:list-item>
        <text:list-item>
          <text:p text:style-name="P39">OS X: gcc-4.8</text:p>
        </text:list-item>
        <text:list-item>
          <text:p text:style-name="P39">Windows: MinGW (gcc)</text:p>
        </text:list-item>
      </text:list>
      <text:p text:style-name="P8">De randtaken om compilatie heen waren echter nog niet gereed. Dit waren strikte make-taken zoals het aanmaken en opschonen van folders en bestanden. Omdat Linux en OS X dezelfde Unix-commando's hebben, hoeft de Makefile alleen écht rekening te houden met Unix-commando's en Windowscommando's voor het maken en opschonen van folders en bestanden.</text:p>
      <text:p text:style-name="P8">Om ervoor te zorgen dat Amanda ook uit andere applicaties uitgevoerd kan worden, moest er een Amanda shared library gecompileerd worden. Dit betekent dat er twee files gecompileerd moeten worden: De shared library, en een executable die de interactive interpreter opstart. Dit levert echter problemen op in Unix-omgevingen, omdat libraries alleen uit /usr/lib en /usr/local/lib worden ingeladen. Dit is redelijk makkelijk opgelost met een shell-script die de library exporteert voordat de executable wordt aangeroepen. <text:span text:style-name="T11">Dit ziet er ongeveer zo uit:</text:span></text:p>
      <text:p text:style-name="P22"><text:s/><text:span text:style-name="T11"># commit d556684227f3c7b66560489b211a08b654842d8d</text:span></text:p>
      <text:p text:style-name="P22"><text:s/><text:span text:style-name="T11"># Author: remynaps &lt;</text:span><text:a xlink:type="simple" xlink:href="mailto:remysije@gmail.com"><text:span text:style-name="T11">remysije@gmail.com</text:span></text:a><text:span text:style-name="T11">&gt;</text:span></text:p>
      <text:p text:style-name="P22"><text:s/><text:span text:style-name="T11"># Date: <text:s text:c="2"/>Fri May 9 13:34:06 2014 +0200</text:span></text:p>
      <text:p text:style-name="P23"><text:s/><text:span text:style-name="T12"># shell script support for osx added</text:span></text:p>
      <text:p text:style-name="P22"><text:s/>#!/bin/sh</text:p>
      <text:p text:style-name="Preformatted_20_Text"><text:soft-page-break/></text:p>
      <text:p text:style-name="Preformatted_20_Text">+UNAME_STR=`uname`</text:p>
      <text:p text:style-name="Preformatted_20_Text"><text:s/>PROGRAM_DIRECTORY="`dirname "$0"`"</text:p>
      <text:p text:style-name="Preformatted_20_Text">-export LD_LIBRARY_PATH="$PROGRAM_DIRECTORY"</text:p>
      <text:p text:style-name="Preformatted_20_Text">+if [[ $UNAME_STR == 'Linux' ]]; then</text:p>
      <text:p text:style-name="Preformatted_20_Text">+ <text:s text:c="3"/>export LD_LIBRARY_PATH="$PROGRAM_DIRECTORY"</text:p>
      <text:p text:style-name="Preformatted_20_Text">+else</text:p>
      <text:p text:style-name="Preformatted_20_Text">+ <text:s text:c="3"/>export DYLD_LIBRARY_PATH="$PROGRAM_DIRECTORY"</text:p>
      <text:p text:style-name="Preformatted_20_Text">+fi</text:p>
      <text:p text:style-name="P21"><text:s/>"$PROGRAM_DIRECTORY/amanda" "$@"</text:p>
      <text:p text:style-name="P12">en</text:p>
      <text:p text:style-name="P24"><text:s/># commit a5b82e8aba6a18f54d47bac9aa647c62897ed958</text:p>
      <text:p text:style-name="P24"><text:s/># Author: Rubykuby &lt;<text:a xlink:type="simple" xlink:href="mailto:rubykuby@gmail.com">rubykuby@gmail.com</text:a>&gt;</text:p>
      <text:p text:style-name="P24"><text:s/># Date: <text:s text:c="2"/>Fri May 9 13:46:12 2014 +0200</text:p>
      <text:p text:style-name="P24"><text:s/># bash instead of sh. ostype instead of uname</text:p>
      <text:p text:style-name="P24">-#!/bin/sh</text:p>
      <text:p text:style-name="P24">+#!/bin/bash</text:p>
      <text:p text:style-name="P24"/>
      <text:p text:style-name="P24">-UNAME_STR=`uname`</text:p>
      <text:p text:style-name="P24"><text:s/>PROGRAM_DIRECTORY="`dirname "$0"`"</text:p>
      <text:p text:style-name="P24">-if [[ $UNAME_STR == 'Linux' ]]; then</text:p>
      <text:p text:style-name="P24">+</text:p>
      <text:p text:style-name="P24">+if [[ "$OSTYPE" == 'linux-gnu' ]]; then</text:p>
      <text:p text:style-name="P24">[...]</text:p>
      <text:p text:style-name="P21"/>
      <text:h text:style-name="P34" text:outline-level="2"><text:bookmark-start text:name="__RefHeading__249_644216935"/><text:span text:style-name="T9">6</text:span>.2 Executeerbare scriptfiles<text:bookmark-end text:name="__RefHeading__249_644216935"/></text:h>
      <text:p text:style-name="P11">Omdat Amanda geen duidelijke scopes heeft, is besloten om scriptfiles uitvoerbaar te maken door middel van een optionele mainfunctie in scripts. De makkelijkste implementatie is om te kijken of een scriptfile een mainfunctie heeft tijdens het inladen, en deze meteen uit te voeren. De uiteindelijke commit was dan ook zeer klein:</text:p>
      <text:p text:style-name="P19"><text:s/><text:span text:style-name="T10"># commit 61d75fe8b69e3389bc27f6b43b4f63bfb9820209</text:span></text:p>
      <text:p text:style-name="P20"><text:s/><text:span text:style-name="T10"># Author: yusufcole &lt;</text:span><text:a xlink:type="simple" xlink:href="mailto:cole1301@student.nhl.nl"><text:span text:style-name="T10">cole1301@student.nhl.nl</text:span></text:a><text:span text:style-name="T10">&gt;</text:span></text:p>
      <text:p text:style-name="P20"><text:s/><text:span text:style-name="T1"># Date: <text:s text:c="2"/>Thu May 15 11:57:59 2014 +0200</text:span></text:p>
      <text:p text:style-name="P23"><text:s/><text:span text:style-name="T12"># main function in .ama interpreted</text:span></text:p>
      <text:p text:style-name="Preformatted_20_Text"><text:s/>bool Load(char *filename)</text:p>
      <text:p text:style-name="Preformatted_20_Text"><text:s/>{</text:p>
      <text:p text:style-name="Preformatted_20_Text"><text:s text:c="3"/>static char fileName[stringsize] = "";</text:p>
      <text:p text:style-name="Preformatted_20_Text"><text:s text:c="3"/>if(filename) strncat(strcpy(fileName, ""), filename, stringsize-1);</text:p>
      <text:p text:style-name="Preformatted_20_Text"><text:s text:c="3"/>if(strlen(fileName) == 0)</text:p>
      <text:p text:style-name="Preformatted_20_Text"><text:s text:c="5"/>return False;</text:p>
      <text:p text:style-name="Preformatted_20_Text"><text:s text:c="3"/>else if(seterror()==0)</text:p>
      <text:p text:style-name="Preformatted_20_Text"><text:s text:c="3"/>{</text:p>
      <text:p text:style-name="Preformatted_20_Text"><text:s text:c="5"/>initstack();</text:p>
      <text:p text:style-name="Preformatted_20_Text"><text:s text:c="5"/>unlockmem();</text:p>
      <text:p text:style-name="Preformatted_20_Text"><text:s text:c="5"/>inithashtable();</text:p>
      <text:p text:style-name="Preformatted_20_Text"><text:s text:c="5"/>lockmem();</text:p>
      <text:p text:style-name="Preformatted_20_Text"><text:s text:c="5"/>initlex();</text:p>
      <text:p text:style-name="Preformatted_20_Text"><text:s text:c="5"/>initlib();</text:p>
      <text:p text:style-name="Preformatted_20_Text"><text:s text:c="5"/>initsyslib();</text:p>
      <text:p text:style-name="Preformatted_20_Text"><text:s text:c="5"/>initmodify();</text:p>
      <text:p text:style-name="Preformatted_20_Text"><text:s text:c="5"/>parsefile(inipath);</text:p>
      <text:p text:style-name="Preformatted_20_Text"><text:s text:c="5"/>parsefile(fileName);</text:p>
      <text:p text:style-name="Preformatted_20_Text"><text:s text:c="5"/>checkdefinitions();</text:p>
      <text:p text:style-name="Preformatted_20_Text"><text:s text:c="5"/>modify_definitions();</text:p>
      <text:p text:style-name="Preformatted_20_Text"><text:s text:c="5"/>lockmem();</text:p>
      <text:p text:style-name="Preformatted_20_Text">+ <text:s text:c="3"/>if (gettemplate("main")-&gt;tag == FUNC)</text:p>
      <text:p text:style-name="Preformatted_20_Text"><text:soft-page-break/>+ <text:s text:c="3"/>{</text:p>
      <text:p text:style-name="Preformatted_20_Text">+ <text:s text:c="5"/>Interpret("main");</text:p>
      <text:p text:style-name="Preformatted_20_Text">+ <text:s text:c="3"/>}</text:p>
      <text:p text:style-name="Preformatted_20_Text"><text:s text:c="5"/>return True;</text:p>
      <text:p text:style-name="Preformatted_20_Text"><text:s text:c="3"/>}</text:p>
      <text:p text:style-name="Preformatted_20_Text"><text:s text:c="3"/><text:span text:style-name="T12">[...]</text:span></text:p>
      <text:h text:style-name="P35" text:outline-level="2"><text:bookmark-start text:name="__RefHeading__251_644216935"/>6.3 Functies definiëren in interactieve interpreter<text:bookmark-end text:name="__RefHeading__251_644216935"/></text:h>
      <text:p text:style-name="P13"/>
      <text:h text:style-name="P35" text:outline-level="2"><text:bookmark-start text:name="__RefHeading__253_644216935"/>6.4 Packaging<text:bookmark-end text:name="__RefHeading__253_644216935"/></text:h>
      <text:p text:style-name="P13"/>
      <text:h text:style-name="P35" text:outline-level="2"><text:bookmark-start text:name="__RefHeading__255_644216935"/>6.5 Backporting<text:bookmark-end text:name="__RefHeading__255_644216935"/></text:h>
      <text:p text:style-name="P13"/>
      <text:h text:style-name="P32" text:outline-level="1"><text:bookmark-start text:name="__RefHeading__242_644216935"/><text:span text:style-name="T6">7. </text:span>Conclusie<text:bookmark-end text:name="__RefHeading__242_644216935"/></text:h>
      <text:p text:style-name="P10"/>
      <text:h text:style-name="P32" text:outline-level="1"><text:bookmark-start text:name="__RefHeading__244_644216935"/><text:span text:style-name="T6">8. </text:span>Referenties<text:bookmark-end text:name="__RefHeading__244_644216935"/></text:h>
      <text:p text:style-name="P10"/>
      <text:h text:style-name="P32" text:outline-level="1"><text:bookmark-start text:name="__RefHeading__246_644216935"/>Bijlage A: Rol- en takenverdeling<text:bookmark-end text:name="__RefHeading__246_644216935"/></text:h>
      <text:h text:style-name="P36" text:outline-level="2"><text:bookmark-start text:name="__RefHeading__4437_644216935"/>Ruben Bakker<text:bookmark-end text:name="__RefHeading__4437_644216935"/></text:h>
      <text:p text:style-name="P15">Projectmanagement. Linux compatibiliteit &amp; packaging. Documentatie. </text:p>
      <text:h text:style-name="P36" text:outline-level="2"><text:bookmark-start text:name="__RefHeading__4439_644216935"/>Lukas Boonstra<text:bookmark-end text:name="__RefHeading__4439_644216935"/></text:h>
      <text:p text:style-name="P15">Dynamische aanpak van functies.</text:p>
      <text:h text:style-name="Heading_20_2" text:outline-level="2"><text:bookmark-start text:name="__RefHeading__4441_644216935"/>Yusuf Cole<text:bookmark-end text:name="__RefHeading__4441_644216935"/></text:h>
      <text:p text:style-name="P15">Planning. Uitvoerbare scriptfiles.</text:p>
      <text:h text:style-name="P36" text:outline-level="2"><text:bookmark-start text:name="__RefHeading__4443_644216935"/>Remy <text:span text:style-name="T13">Span</text:span><text:bookmark-end text:name="__RefHeading__4443_644216935"/></text:h>
      <text:p text:style-name="P15">OS X compatibiliteit &amp; packaging. Communicatie. Multiline interpreter.</text:p>
      <text:h text:style-name="P36" text:outline-level="2"><text:bookmark-start text:name="__RefHeading__4445_644216935"/>Ian Vredenburg<text:bookmark-end text:name="__RefHeading__4445_644216935"/></text:h>
      <text:p text:style-name="P15">Backports. Notulist.</text:p>
      <text:h text:style-name="P36" text:outline-level="2"><text:bookmark-start text:name="__RefHeading__4447_644216935"/>Mark Zwiers<text:bookmark-end text:name="__RefHeading__4447_644216935"/></text:h>
      <text:p text:style-name="P14"/>
      <text:h text:style-name="P33" text:outline-level="1"><text:bookmark-start text:name="__RefHeading__4449_644216935"/>Bijlage B: <text:bookmark-end text:name="__RefHeading__4449_64421693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First_20_Page" style:display-name="Footer First Page" style:family="paragraph" style:parent-style-name="Footer">
      <style:paragraph-properties fo:text-align="end" style:justify-single-word="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d0d5" officeooo:paragraph-rsid="0039d0d5"/>
    </style:style>
    <style:style style:name="MP2" style:family="paragraph" style:parent-style-name="Footer_20_First_20_Page">
      <style:text-properties officeooo:rsid="001d5892" officeooo:paragraph-rsid="001d5892"/>
    </style:style>
    <style:style style:name="MP3" style:family="paragraph" style:parent-style-name="Footer_20_First_20_Page">
      <style:text-properties officeooo:rsid="001d5892" officeooo:paragraph-rsid="003d389f"/>
    </style:style>
    <style:style style:name="MP4" style:family="paragraph" style:parent-style-name="Footer_20_First_20_Page">
      <style:text-properties officeooo:rsid="003d389f" officeooo:paragraph-rsid="003d389f"/>
    </style:style>
    <style:style style:name="MT1" style:family="text">
      <style:text-properties officeooo:rsid="00319b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4P 1a<text:tab/><text:page-number text:select-page="current">0</text:page-number><text:tab/>NHL Hogeschool</text:p>
      </style:footer>
    </style:master-page>
    <style:master-page style:name="First_20_Page" style:display-name="First Page" style:page-layout-name="Mpm1" style:next-style-name="Left_20_Page">
      <style:footer>
        <text:p text:style-name="MP2">Ruben Bakker</text:p>
        <text:p text:style-name="MP3">Lukas Boonstra</text:p>
        <text:p text:style-name="MP4">Yusuf Cole</text:p>
        <text:p text:style-name="MP2">Remy <text:span text:style-name="MT1">Span</text:span></text:p>
        <text:p text:style-name="MP2">Ian Vredenburg</text:p>
        <text:p text:style-name="MP2">Mark Zwiers</text:p>
        <text:p text:style-name="MP2">NHL Hogeschool, Leeuwarden</text:p>
        <text:p text:style-name="MP2">Informatica 1</text:p>
        <text:p text:style-name="MP2">P4P 1a</text:p>
      </style:footer>
    </style:master-page>
    <style:master-page style:name="Left_20_Page" style:display-name="Left Page" style:page-layout-name="Mpm2" style:next-style-name="Right_20_Page">
      <style:footer>
        <text:p text:style-name="Footer"><text:page-number text:select-page="current">14</text:page-number></text:p>
      </style:footer>
    </style:master-page>
    <style:master-page style:name="Right_20_Page" style:display-name="Right Page" style:page-layout-name="Mpm3" style:next-style-name="Left_20_Page">
      <style:footer>
        <text:p text:style-name="Footer_20_First_20_Page"><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7:00.393843293</meta:creation-date>
    <dc:date>2014-06-03T14:13:51.064914840</dc:date>
    <meta:editing-duration>PT21H28M30S</meta:editing-duration>
    <meta:editing-cycles>34</meta:editing-cycles>
    <meta:generator>LibreOffice/4.2.3.3$Linux_X86_64 LibreOffice_project/420m0$Build-3</meta:generator>
    <meta:document-statistic meta:table-count="0" meta:image-count="0" meta:object-count="0" meta:page-count="15" meta:paragraph-count="187" meta:word-count="1900" meta:character-count="13260" meta:non-whitespace-character-count="11413"/>
  </office:meta>
</office:document-meta>
</file>